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1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12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13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/>
    </style:style>
    <style:style style:name="P14" style:family="paragraph" style:parent-style-name="Standard" style:list-style-name="WWNum1">
      <style:paragraph-properties fo:margin-left="1.5in" fo:margin-right="0in" fo:margin-top="0in" fo:margin-bottom="0in" loext:contextual-spacing="false" fo:text-indent="-0.25in" style:auto-text-indent="false"/>
    </style:style>
    <style:style style:name="P15" style:family="paragraph" style:parent-style-name="Standard" style:list-style-name="WWNum1">
      <style:paragraph-properties fo:margin-left="1.5in" fo:margin-right="0in" fo:margin-top="0in" fo:margin-bottom="0.0429in" loext:contextual-spacing="false" fo:text-indent="-0.25in" style:auto-text-indent="false"/>
    </style:style>
    <style:style style:name="P16" style:family="paragraph" style:parent-style-name="Standard" style:list-style-name="WWNum1">
      <style:paragraph-properties fo:margin-left="2in" fo:margin-right="0in" fo:margin-top="0in" fo:margin-bottom="0in" loext:contextual-spacing="false" fo:text-indent="-0.25in" style:auto-text-indent="false"/>
    </style:style>
    <style:style style:name="P17" style:family="paragraph" style:parent-style-name="Standard">
      <style:paragraph-properties fo:break-before="auto" fo:break-after="auto"/>
    </style:style>
    <style:style style:name="P18" style:family="paragraph" style:parent-style-name="Heading_20_1" style:list-style-name="WWNum2"/>
    <style:style style:name="P19" style:family="paragraph" style:parent-style-name="Heading_20_1" style:list-style-name="WWNum2">
      <style:paragraph-properties fo:break-before="auto" fo:break-after="auto"/>
    </style:style>
    <style:style style:name="P20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669966" fo:font-size="14pt" style:font-size-asian="14pt" style:font-size-complex="14pt"/>
    </style:style>
    <style:style style:name="T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9" style:family="text">
      <style:text-properties style:text-underline-style="solid" style:text-underline-width="auto" style:text-underline-color="font-color" fo:font-weight="bold" style:font-weight-asian="bold"/>
    </style:style>
    <style:style style:name="T10" style:family="text">
      <style:text-properties fo:font-weight="bold" style:font-weight-asian="bold"/>
    </style:style>
    <style:style style:name="T11" style:family="text">
      <style:text-properties style:text-underline-style="none"/>
    </style:style>
    <style:style style:name="T12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bookmark text:name="_aczyuw2yex2w"/><text:span text:style-name="T1">Aplicaciones Ofimáticas (Office Applications)</text:span><text:span text:style-name="T2"><text:line-break/></text:span><text:span text:style-name="T3">Errores cometidos durante Actividad entregable UD03</text:span></text:p>
      <text:p text:style-name="P1"><draw:frame draw:style-name="fr1" draw:name="image2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ores: Sergi García Barea, Gloria Muñoz González</text:span><draw:frame draw:style-name="fr3" draw:name="image3.png" text:anchor-type="char" svg:x="3.3646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Actualizado Octubre 2022</text:span></text:p>
      <text:p text:style-name="P5"/>
      <text:p text:style-name="P6"><text:span text:style-name="T6">Errores cometidos durante Actividad entregable UD03</text:span></text:p>
      <text:list xml:id="list1594549152" text:style-name="WWNum2">
        <text:list-item>
          <text:p text:style-name="P19"><text:bookmark text:name="_dbh0n1vac4c8"/>¿Se han cometido errores durante en esta actividad? ¿Es normal? ¿Se puede solucionar?</text:p>
        </text:list-item>
      </text:list>
      <text:p text:style-name="Standard">Al corregir gran parte de las actividades de la UD03, he observado una gran cantidad de errores, que convendría evitar en este módulo y en otros.</text:p>
      <text:p text:style-name="Standard"><text:span text:style-name="T9">¿Es normal que esto ocurra? La respuesta es NO.</text:span> <text:span text:style-name="T10"><text:s/></text:span>Igual que en el reto, si era normal que ocurrieran algunos errores al estar en una dinámica nueva, en este caso estáis en una dinámica que es conocida y no hay excusa. Han aparecido errores que no deberían aparecer.</text:p>
      <text:p text:style-name="Standard">Todo esto puede y debe solucionarse (salvo que queráis no aprobar) y en este documento intentaremos mostrar algunos errores detectados y soluciones posibles. <text:span text:style-name="T9">En las soluciones plantearemos las acciones que debe realizar el individuo</text:span></text:p>
      <text:list xml:id="list151950167190026" text:continue-numbering="true" text:style-name="WWNum2">
        <text:list-item>
          <text:p text:style-name="P18"><text:bookmark text:name="_ib69a52u3xt5"/>Errores cometidos</text:p>
        </text:list-item>
      </text:list>
      <text:p text:style-name="Standard">A continuación comentamos los errores cometidos:</text:p>
      <text:list xml:id="list726291851" text:style-name="WWNum1">
        <text:list-item>
          <text:p text:style-name="P11"><text:span text:style-name="T9">Error n.º 1: No leer los enunciados. </text:span></text:p>
          <text:list>
            <text:list-item>
              <text:p text:style-name="P13">En muchos casos, da la sensación de que no se ha leído el enunciado. El enunciado debería leerse, e incluso subrayarse (valga la redundancia con la unidad), para evitar perder cosas importantes, que se debe entregar, etc. Esto debe aplicarse no únicamente a ejercicios, sino también a exámenes, entrevistas laborales, etc.</text:p>
              <text:list>
                <text:list-item>
                  <text:p text:style-name="P14"><text:span text:style-name="T9">Leer y subrayar el enunciado con calma, no es perder el tiempo, sino ganarlo más adelante y sacar mejores notas.</text:span></text:p>
                </text:list-item>
              </text:list>
            </text:list-item>
          </text:list>
        </text:list-item>
        <text:list-item>
          <text:p text:style-name="P12"><text:span text:style-name="T9">Error n.º 2: No aprovechar el tiempo en clase.</text:span></text:p>
          <text:list>
            <text:list-item>
              <text:p text:style-name="P13">Para esta actividad, a priori fácil, <text:span text:style-name="T9">con enunciado en castellano (recordad a partir del segundo trimestre, solo en inglés)</text:span>, se dejó incluso más tiempo del que estaba previsto. Aun así, los resultados son muy mejorables y me ha dado la sensación de que no se ha aprovechado el tiempo en clase.</text:p>
            </text:list-item>
            <text:list-item>
              <text:p text:style-name="P13">En algunos casos, me ha dado la sensación de que en clase se ha utilizado el tiempo para otros fines diferentes a los esperados</text:p>
              <text:list>
                <text:list-item>
                  <text:p text:style-name="P14"><text:span text:style-name="T9">Si aprovecho el tiempo en clase, haré bien el trabajo y tendré más tiempo para mis cosas en casa.</text:span></text:p>
                </text:list-item>
              </text:list>
            </text:list-item>
          </text:list>
        </text:list-item>
        <text:list-item>
          <text:p text:style-name="P12"><text:span text:style-name="T9">Error n.º 3: No tomarse en serio los trabajos.</text:span></text:p>
          <text:list>
            <text:list-item>
              <text:p text:style-name="P13">Muchos trabajos dan la sensación de “tengo que entregar esto porque me lo pide el profesor/a, voy a entregarle cualquier cosa y me lo quito”. <text:span text:style-name="T9">Esa mentalidad no vale en ciclos formativos.</text:span> </text:p>
              <text:list>
                <text:list-item>
                  <text:p text:style-name="P14">Las actividades se hacen para aprender algo necesario para la profesión.</text:p>
                </text:list-item>
                <text:list-item>
                  <text:p text:style-name="P14">Hacerlas a mínimos, copiarlas, etc. hará que:</text:p>
                  <text:list>
                    <text:list-item>
                      <text:p text:style-name="P16">En el peor de los casos no aprobéis.</text:p>
                    </text:list-item>
                    <text:list-item>
                      <text:p text:style-name="P16">En el mejor de los casos, si aprobáis con suerte, tendréis un título “de adorno”(porque en el mundo empresarial el título si no sabes la profesión no sirve de nada).</text:p>
                    </text:list-item>
                  </text:list>
                </text:list-item>
                <text:list-item>
                  <text:p text:style-name="P14"><text:span text:style-name="T10">¡Estoy en la profesión que quiero! ¡Voy a dominarla!</text:span></text:p>
                </text:list-item>
              </text:list>
            </text:list-item>
          </text:list>
        </text:list-item>
        <text:list-item>
          <text:p text:style-name="P12"><text:span text:style-name="T9">Error n.º 4: No Cuidar la presentación.</text:span></text:p>
          <text:list>
            <text:list-item>
              <text:p text:style-name="P13">Poco que decir. Debéis cuidar la presentación (portada, índice, cabecera, texto justificado, etc.). Además, al realizar una actividad con múltiples ejercicios, realizar carpetas para agruparlos y finalmente entregar un único fichero en formato “.zip”.</text:p>
              <text:list>
                <text:list-item>
                  <text:p text:style-name="P15"><text:span text:style-name="T10">¡En lo que haga, daré buena imagen!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 fo:font-weight="bold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Aplicaciones Ofimáticas (Office Applications)<text:tab/><text:tab/>Errores cometidos durante Actividad entregable UD03</text:span></text:p>
      </style:header>
      <style:footer>
        <text:p text:style-name="MP4"><text:span text:style-name="MT1">Aplicaciones Ofimáticas (Office Applications)<text:tab/><text:tab/>Prueba de validación - Reto 00 - Página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30" meta:word-count="532" meta:character-count="3181" meta:non-whitespace-character-count="2692"/>
    <meta:generator>LibreOfficeDev/6.0.5.2$Linux_X86_64 LibreOffice_project/</meta:generator>
  </office:meta>
</office:document-meta>
</file>